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/>
    <style:style style:name="ce33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5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7"/>
        <table:table-column table:style-name="co1" table:default-cell-style-name="ce30"/>
        <table:table-column table:style-name="co1" table:default-cell-style-name="ce32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3" office:value-type="string" calcext:value-type="string">
            <text:p>milestone_2</text:p>
          </table:table-cell>
          <table:table-cell table:style-name="ce3" office:value-type="string" calcext:value-type="string">
            <text:p>milestone_3</text:p>
          </table:table-cell>
          <table:table-cell table:style-name="ce3" office:value-type="string" calcext:value-type="string">
            <text:p>milestone_4</text:p>
          </table:table-cell>
          <table:table-cell table:style-name="ce3" office:value-type="string" calcext:value-type="string">
            <text:p>milestone_5</text:p>
          </table:table-cell>
          <table:table-cell table:style-name="ce3" office:value-type="string" calcext:value-type="string">
            <text:p>milestone_6</text:p>
          </table:table-cell>
          <table:table-cell table:style-name="ce3" office:value-type="string" calcext:value-type="string">
            <text:p>milestone_7</text:p>
          </table:table-cell>
          <table:table-cell table:style-name="ce3" office:value-type="string" calcext:value-type="string">
            <text:p>milestone_8</text:p>
          </table:table-cell>
          <table:table-cell table:style-name="ce3" office:value-type="string" calcext:value-type="string">
            <text:p>milestone_9</text:p>
          </table:table-cell>
          <table:table-cell table:style-name="ce3" office:value-type="string" calcext:value-type="string">
            <text:p>milestone_10</text:p>
          </table:table-cell>
          <table:table-cell table:style-name="ce3" office:value-type="string" calcext:value-type="string">
            <text:p>milestone_11</text:p>
          </table:table-cell>
          <table:table-cell table:style-name="ce3" office:value-type="string" calcext:value-type="string">
            <text:p>milestone_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formula="of:=1-[.B2]" office:value-type="float" office:value="0" calcext:value-type="float">
            <text:p>0</text:p>
          </table:table-cell>
          <table:table-cell table:style-name="ce10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style-name="ce7" table:formula="of:=1-[.B3]" office:value-type="float" office:value="0.0499999999999999" calcext:value-type="float">
            <text:p>0.0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8" table:formula="of:=1-[.B4]" office:value-type="float" office:value="0.0999999999999999" calcext:value-type="float">
            <text:p>0.1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style-name="ce8" table:formula="of:=1-[.B5]" office:value-type="float" office:value="0.15" calcext:value-type="float">
            <text:p>0.1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8" table:formula="of:=1-[.B6]" office:value-type="float" office:value="0.2" calcext:value-type="float">
            <text:p>0.2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style-name="ce8" table:formula="of:=1-[.B7]" office:value-type="float" office:value="0.25" calcext:value-type="float">
            <text:p>0.2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7" calcext:value-type="float">
            <text:p>0.7</text:p>
          </table:table-cell>
          <table:table-cell table:style-name="ce8" table:formula="of:=1-[.B8]" office:value-type="float" office:value="0.3" calcext:value-type="float">
            <text:p>0.3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style-name="ce8" table:formula="of:=1-[.B9]" office:value-type="float" office:value="0.35" calcext:value-type="float">
            <text:p>0.3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6" calcext:value-type="float">
            <text:p>0.6</text:p>
          </table:table-cell>
          <table:table-cell table:style-name="ce8" table:formula="of:=1-[.B10]" office:value-type="float" office:value="0.4" calcext:value-type="float">
            <text:p>0.4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style-name="ce8" table:formula="of:=1-[.B11]" office:value-type="float" office:value="0.45" calcext:value-type="float">
            <text:p>0.45</text:p>
          </table:table-cell>
          <table:table-cell table:style-name="ce11"/>
          <table:table-cell table:style-name="ce14"/>
          <table:table-cell table:style-name="ce16"/>
          <table:table-cell table:style-name="ce19"/>
          <table:table-cell table:style-name="ce21"/>
          <table:table-cell table:style-name="ce23"/>
          <table:table-cell table:style-name="ce25"/>
          <table:table-cell table:style-name="ce28"/>
          <table:table-cell table:style-name="ce31"/>
          <table:table-cell table:style-name="ce3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5" calcext:value-type="float">
            <text:p>0.5</text:p>
          </table:table-cell>
          <table:table-cell table:style-name="ce8" table:formula="of:=1-[.B12]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style-name="ce8" table:formula="of:=1-[.B13]" office:value-type="float" office:value="0.55" calcext:value-type="float">
            <text:p>0.5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4" calcext:value-type="float">
            <text:p>0.4</text:p>
          </table:table-cell>
          <table:table-cell table:style-name="ce8" table:formula="of:=1-[.B14]"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style-name="ce8" table:formula="of:=1-[.B15]" office:value-type="float" office:value="0.65" calcext:value-type="float">
            <text:p>0.6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3" calcext:value-type="float">
            <text:p>0.3</text:p>
          </table:table-cell>
          <table:table-cell table:style-name="ce8" table:formula="of:=1-[.B16]"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style-name="ce8" table:formula="of:=1-[.B17]"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2" calcext:value-type="float">
            <text:p>0.2</text:p>
          </table:table-cell>
          <table:table-cell table:style-name="ce8" table:formula="of:=1-[.B18]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style-name="ce8" table:formula="of:=1-[.B19]" office:value-type="float" office:value="0.85" calcext:value-type="float">
            <text:p>0.8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1" calcext:value-type="float">
            <text:p>0.1</text:p>
          </table:table-cell>
          <table:table-cell table:style-name="ce8" table:formula="of:=1-[.B20]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8" table:formula="of:=1-[.B21]" office:value-type="float" office:value="0.95" calcext:value-type="float">
            <text:p>0.9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.95" calcext:value-type="float">
            <text:p>0.95</text:p>
          </table:table-cell>
          <table:table-cell office:value-type="float" office:value="0.0499999999999999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0999999999999999" calcext:value-type="float">
            <text:p>0.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17"/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.45" calcext:value-type="float">
            <text:p>0.45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99999999999999" calcext:value-type="float">
            <text:p>0.05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999999999999999" calcext:value-type="float">
            <text:p>0.1</text:p>
          </table:table-cell>
          <table:table-cell/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7" calcext:value-type="float">
            <text:p>0.7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65" calcext:value-type="float">
            <text:p>0.6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55" calcext:value-type="float">
            <text:p>0.5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style-name="ce26"/>
          <table:table-cell table:style-name="ce29"/>
          <table:table-cell table:number-columns-repeated="2"/>
        </table:table-row>
        <table:table-row table:style-name="ro1" table:number-rows-repeated="8">
          <table:table-cell table:number-columns-repeated="5"/>
          <table:table-cell table:style-name="Default"/>
          <table:table-cell table:number-columns-repeated="3"/>
          <table:table-cell table:style-name="ce26"/>
          <table:table-cell table:style-name="ce29"/>
          <table:table-cell table:number-columns-repeated="2"/>
        </table:table-row>
        <table:table-row table:style-name="ro1" table:number-rows-repeated="12"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104849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cells.B1:cells.M1 cells.B3:cells.B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4:cells.C1048576 cells.C3:cells.C23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3:cells.D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2:cells.E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83:cells.F1048576 cells.F2:cells.F24 cells.F28:cells.F6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2:cells.G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71:cells.J1048576 cells.J2:cells.J47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71:cells.K1048576 cells.K2:cells.K47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D2:cells.D2 cells.B4:cells.B4 cells.B6:cells.B6 cells.B8:cells.B8 cells.B10:cells.B10 cells.B12:cells.B12 cells.B14:cells.B14 cells.B16:cells.B16 cells.B18:cells.B18 cells.B20:cells.B20 cells.B23:cells.B23 cells.C3:cells.C23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C2:cells.C23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B2:cells.B2 cells.B4:cells.B4 cells.B6:cells.B6 cells.B8:cells.B8 cells.B10:cells.B10 cells.B12:cells.B12 cells.B14:cells.B14 cells.B16:cells.B16 cells.B18:cells.B18 cells.B20:cells.B20 cells.B23:cells.B23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F25:cells.F27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J48:cells.J70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K48:cells.K70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0:22:58.575800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18T10:23:09.202506413</dc:date>
    <dc:creator>Robrecht Cannoodt</dc:creator>
    <meta:editing-duration>PT3H28M37S</meta:editing-duration>
    <meta:editing-cycles>20</meta:editing-cycles>
    <meta:document-statistic meta:table-count="2" meta:cell-count="207" meta:object-count="0"/>
  </office:meta>
</office:document-meta>
</file>